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9.206cm"/>
    </style:style>
    <style:style style:name="co4" style:family="table-column">
      <style:table-column-properties fo:break-before="auto" style:column-width="8.2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2.812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2" table:number-rows-spanned="1">
            <text:p>2014-RU-04_Carrot_Storehouses</text:p>
          </table:table-cell>
          <table:covered-table-cell table:style-name="ce4"/>
          <table:table-cell table:style-name="Default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  <table:table-cell table:number-columns-repeated="1020"/>
        </table:table-row>
        <table:table-row table:style-name="ro4">
          <table:table-cell office:value-type="string">
            <text:p>OK</text:p>
          </table:table-cell>
          <table:table-cell office:value-type="string">
            <text:p>overall: good</text:p>
            <text:p>story: lacking</text:p>
          </table:table-cell>
          <table:table-cell office:value-type="string">
            <text:p>See some small corrections / suggestions in the text.</text:p>
            <text:p>I am sorry, but the story is very artificial. Leave out „million tons“ at least. But it would be nicer to have a more appealing application of segment trees.</text:p>
            <text:p>Correspondingly, „It's Informatics“ would benefit from mentioning specific applications where segment trees are useful.</text:p>
          </table:table-cell>
          <table:table-cell table:style-name="ce6" office:value-type="string">
            <text:p>Wolfgang Pohl, Germany, pohl@bwinf.de</text:p>
          </table:table-cell>
          <table:table-cell table:style-name="ce6" table:number-columns-repeated="1020"/>
        </table:table-row>
        <table:table-row table:style-name="ro5">
          <table:table-cell table:number-columns-repeated="2"/>
          <table:table-cell office:value-type="string">
            <text:p>Wording improvment needed: Skip 'million of tones'? Text really too long. Situation too complicated, It is for oldest students thus the story with rabbit and carrot is not appropriate</text:p>
          </table:table-cell>
          <table:table-cell office:value-type="string">
            <text:p>Françoise Tort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5" office:value-type="string">
            <text:p>Also nice, also a bit harder. Easier than NL2. Probably better also. Nice connectiong to segment tree, although it is a bit more advanced data structure. </text:p>
          </table:table-cell>
          <table:table-cell office:value-type="string">
            <text:p>Fredrik Heintz</text:p>
          </table:table-cell>
          <table:table-cell table:number-columns-repeated="1020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2014-06-03</text:date>, <text:time>11:1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6-03T11:13:25.91</dc:date>
    <meta:editing-duration>PT2M43S</meta:editing-duration>
    <meta:editing-cycles>6</meta:editing-cycles>
    <meta:generator>OpenOffice/4.1.0$Win32 OpenOffice.org_project/410m18$Build-9764</meta:generator>
    <meta:document-statistic meta:table-count="1" meta:cell-count="13" meta:object-count="0"/>
  </office:meta>
</office:document-meta>
</file>